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automatic-styles/>
  <office:body>
    <office:spreadsheet>
      <table:table table:name="UserData">
        <table:table-row>
          <table:table-cell>
            <text:p>Metrik</text:p>
          </table:table-cell>
          <table:table-cell>
            <text:p>Wert</text:p>
          </table:table-cell>
        </table:table-row>
        <table:table-row>
          <table:table-cell>
            <text:p>Sichtbare Mitglieder gesamt</text:p>
          </table:table-cell>
          <table:table-cell>
            <text:p>1</text:p>
          </table:table-cell>
        </table:table-row>
        <table:table-row>
          <table:table-cell>
            <text:p>Bots</text:p>
          </table:table-cell>
          <table:table-cell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office:version="1.2">
  <office:meta>
    <meta:generator>ODFPY/1.4.1</meta:generator>
  </office:meta>
</office:document-meta>
</file>